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1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91pt"/>
    </style:style>
    <style:style style:name="co5" style:family="table-column">
      <style:table-column-properties fo:break-before="auto" style:column-width="11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5" table:number-columns-repeated="8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Votes</text:p>
          </table:table-cell>
          <table:table-cell table:style-name="ce3" office:value-type="string" calcext:value-type="string">
            <text:p>Code</text:p>
          </table:table-cell>
          <table:table-cell table:style-name="ce10" office:value-type="string" calcext:value-type="string">
            <text:p>Long Params</text:p>
          </table:table-cell>
          <table:table-cell table:style-name="ce1" office:value-type="string" calcext:value-type="string">
            <text:p>README</text:p>
          </table:table-cell>
          <table:table-cell table:style-name="ce1" office:value-type="string" calcext:value-type="string">
            <text:p>Test auf der Shell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aus alten Orten entfernt</text:p>
          </table:table-cell>
          <table:table-cell table:style-name="ce1" office:value-type="string" calcext:value-type="string">
            <text:p>durch Ansible deployed</text:p>
          </table:table-cell>
          <table:table-cell table:style-name="ce1" office:value-type="string" calcext:value-type="string">
            <text:p>Test im Icinga</text:p>
          </table:table-cell>
        </table:table-row>
        <table:table-row table:style-name="ro1">
          <table:table-cell office:value-type="string" calcext:value-type="string">
            <text:p>about-m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ache-httpd-statu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gbackup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rtificat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rony-off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md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ntdown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k-smart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esg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ns-looku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ker-info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ker-overlay2-dtyp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l2ban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-ag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-ownership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e-siz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-file-usag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-inodes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usterf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ylo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proxy-server-statu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stname-fqdn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fluxd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-sel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-sensor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lq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god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nt-writeabl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l-query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eds-restarting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xtcloud-security-scan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xtcloud-stats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p-offse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vpn-client-lis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gresql-sta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cs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cket.chat-stats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inux-mod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/>
          <table:table-cell table:style-name="ce8" office:value-type="string" calcext:value-type="string">
            <text:p>nok</text:p>
          </table:table-cell>
          <table:table-cell table:style-name="ce5" office:value-type="string" calcext:value-type="string">
            <text:p>ok</text:p>
          </table:table-cell>
          <table:table-cell table:number-columns-repeated="3" table:style-name="ce8" office:value-type="string" calcext:value-type="string">
            <text:p>n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mp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ap-usag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stemctl-unit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3-most-memory-consuming-processe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3-processes-opening-more-file-descriptors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3-processes-which-caused-the-most-io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3-processes-which-consumed-the-most-cpu-time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time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5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-log-messag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-log-secur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  <table:table-cell office:value-type="string" calcext:value-type="string">
            <text:p>to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ca-cert</text:p>
          </table:table-cell>
          <table:table-cell table:number-columns-repeated="2"/>
          <table:table-cell table:style-name="ce6" office:value-type="string" calcext:value-type="string">
            <text:p>done, rework neede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2"/>
        </table:table-row>
        <table:table-row table:style-name="ro1" table:number-rows-repeated="104849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D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4:39:54.27414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5T22:12:47.114099389</dc:date>
    <meta:editing-duration>PT15H6M1S</meta:editing-duration>
    <meta:editing-cycles>17</meta:editing-cycles>
    <meta:generator>LibreOffice/6.2.8.2$Linux_X86_64 LibreOffice_project/20$Build-2</meta:generator>
    <meta:document-statistic meta:table-count="1" meta:cell-count="187" meta:object-count="0"/>
  </office:meta>
</office:document-meta>
</file>